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38000008E88FCF43AB.jpg" manifest:media-type="image/jpeg"/>
  <manifest:file-entry manifest:full-path="Pictures/100000000000043500000474D78ADA02.jpg" manifest:media-type="image/jpeg"/>
  <manifest:file-entry manifest:full-path="Pictures/1000000000000438000008E881D019A1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color="#d5bbff" draw:fill-gradient-name="gradient" draw:gradient-step-count="0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126cm" fo:min-width="0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813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38cm" svg:height="2.403cm" svg:x="0.75cm" svg:y="1.347cm">
          <draw:image xlink:href="Pictures/1000000000000438000008E881D019A1.jpg" xlink:type="simple" xlink:show="embed" xlink:actuate="onLoad" draw:mime-type="image/jpeg">
            <text:p/>
          </draw:image>
        </draw:frame>
        <draw:frame draw:style-name="gr1" draw:text-style-name="P1" draw:layer="layout" svg:width="1.117cm" svg:height="2.359cm" svg:x="3.383cm" svg:y="1.391cm">
          <draw:image xlink:href="Pictures/1000000000000438000008E88FCF43AB.jpg" xlink:type="simple" xlink:show="embed" xlink:actuate="onLoad" draw:mime-type="image/jpeg">
            <text:p/>
          </draw:image>
        </draw:frame>
        <draw:frame draw:style-name="gr1" draw:text-style-name="P1" draw:layer="layout" svg:width="2.542cm" svg:height="2.691cm" svg:x="6.558cm" svg:y="1.25cm">
          <draw:image xlink:href="Pictures/100000000000043500000474D78ADA02.jpg" xlink:type="simple" xlink:show="embed" xlink:actuate="onLoad" draw:mime-type="image/jpeg">
            <text:p/>
          </draw:image>
        </draw:frame>
        <draw:custom-shape draw:style-name="gr2" draw:text-style-name="P1" draw:layer="layout" svg:width="0.75cm" svg:height="0.75cm" svg:x="2.25cm" svg:y="2.2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82.0239680426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cm" svg:height="0.5cm" svg:x="4.808cm" svg:y="2.367cm">
          <text:p/>
          <draw:enhanced-geometry svg:viewBox="0 0 21600 21600" draw:text-areas="0 ?f0 ?f5 ?f2" draw:type="right-arrow" draw:modifiers="15872.618254497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radial" draw:cx="50%" draw:cy="100%" draw:start-color="#d5bbff" draw:end-color="#562f94" draw:start-intensity="100%" draw:end-intensity="100%" draw:border="0%">
      <loext:gradient-stop svg:offset="0" loext:color-type="rgb" loext:color-value="#d5bbff"/>
      <loext:gradient-stop svg:offset="1" loext:color-type="rgb" loext:color-value="#562f9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24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05:40:22.253801761</meta:creation-date>
    <dc:date>2024-02-16T05:48:45.366566197</dc:date>
    <meta:editing-duration>PT8M22S</meta:editing-duration>
    <meta:editing-cycles>2</meta:editing-cycles>
    <meta:generator>LibreOffice/7.6.4.1$Linux_X86_64 LibreOffice_project/60$Build-1</meta:generator>
    <meta:document-statistic meta:object-count="5"/>
  </office:meta>
</office:document-meta>
</file>